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9-01:</text:span></text:p>
      <text:p text:style-name="P1"><text:span text:style-name="T1">ROLL NO:241801278</text:span></text:p>
      <text:p text:style-name="P1"><text:span text:style-name="T1">NAME:Sudiksha S</text:span></text:p>
      <text:p text:style-name="P1"><text:span text:style-name="T1">Q1)You are given a two-dimensional 3*3 array starting from A [0][0]. You should add the</text:span></text:p>
      <text:p text:style-name="P1"><text:span text:style-name="T1">alternate elements of the array and print its sum. It should print two different numbers the</text:span></text:p>
      <text:p text:style-name="P1"><text:span text:style-name="T1">first being sum of A 0 0, A 0 2, A 1 1, A 2 0, A 2 2 and A 0 1, A 1 0, A 1 2, A 2 1.</text:span></text:p>
      <text:p text:style-name="P1"><text:span text:style-name="T1">Input Format</text:span></text:p>
      <text:p text:style-name="P1"><text:span text:style-name="T1">First and only line contains the value of array separated by single space</text:span></text:p>
      <text:p text:style-name="P1"><text:span text:style-name="T1">Output Format</text:span></text:p>
      <text:p text:style-name="P1"><text:span text:style-name="T1">First line should print sum of A 0 0, A 0 2, A 1 1, A 2 0, A 2 2</text:span></text:p>
      <text:p text:style-name="P1"><text:span text:style-name="T1">Second line should print sum of A 0 1, A 1 0, A 1 2, A 2 1</text:span></text:p>
      <text:p text:style-name="P1"><text:span text:style-name="T1">Sample Input</text:span></text:p>
      <text:p text:style-name="P1"><text:span text:style-name="T1">1 2 3 4 5 6 7 8 9</text:span></text:p>
      <text:p text:style-name="P1"><text:span text:style-name="T1">Sample Output</text:span></text:p>
      <text:p text:style-name="P1"><text:span text:style-name="T1">25</text:span></text:p>
      <text:p text:style-name="P1"><text:span text:style-name="T1">20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2"><text:span text:style-name="T1">Q2)Shyam Lal, a wealthy landlord from the state of Rajasthan, being an old fellow and tired of</text:span></text:p>
      <text:p text:style-name="P2"><text:span text:style-name="T1">doing hard work, decided to sell all his farmland and to live rest of his life with that money.</text:span></text:p>
      <text:p text:style-name="P2"><text:span text:style-name="T1">No other farmer is rich enough to buy all his land so he decided to partition the land into</text:span></text:p>
      <text:p text:style-name="P2"><text:span text:style-name="T1">rectangular plots of different sizes with different cost per unit area. So, he sold these plots</text:span></text:p>
      <text:p text:style-name="P2"><text:span text:style-name="T1">to the farmers but made a mistake. Being illiterate, he made partitions that could be</text:span></text:p>
      <text:p text:style-name="P2"><text:span text:style-name="T1">overlapping. When the farmers came to know about it, they ran to him for compensation</text:span></text:p>
      <text:p text:style-name="P2"><text:span text:style-name="T1">of extra money they paid to him. So, he decided to return all the money to the farmers of</text:span></text:p>
      <text:p text:style-name="P2"><text:span text:style-name="T1">that land which was overlapping with other farmer's land to settle down the conflict. All</text:span></text:p>
      <text:p text:style-name="P2"><text:span text:style-name="T1">the portion of conflicted land will be taken back by the landlord.</text:span></text:p>
      <text:p text:style-name="P2"><text:span text:style-name="T1">To decide the total compensation, he has to calculate the total amount of money to return</text:span></text:p>
      <text:p text:style-name="P2"><text:span text:style-name="T1">back to farmers with the same cost they had purchased from him. Suppose, Shyam Lal has</text:span></text:p>
      <text:p text:style-name="P2"><text:span text:style-name="T1">a total land area of 1000 x 1000 equal square blocks where each block is equivalent to a</text:span></text:p>
      <text:p text:style-name="P2"><text:span text:style-name="T1">unit square area which can be represented on the co-ordinate axis. Now find the total</text:span></text:p>
      <text:p text:style-name="P2"><text:span text:style-name="T1">amount of money, he has to return to the farmers. Help Shyam Lal to accomplish this task.</text:span></text:p>
      <text:p text:style-name="P2"><text:span text:style-name="T1">Input Format:The first line of the input contains an integer N, denoting the total and pieces</text:span></text:p>
      <text:p text:style-name="P2"><text:span text:style-name="T1">he had distributed. Next N line contains the 5 space separated integers (X1, Y1), (X2, Y2)</text:span></text:p>
      <text:p text:style-name="P2"><text:span text:style-name="T1">to represent a rectangular piece of land, and cost per unit area C.</text:span></text:p>
      <text:p text:style-name="P2"><text:span text:style-name="T1">(X1, Y1) and (X2, Y2) are the locations of first and last square block on the diagonal of the</text:span></text:p>
      <text:p text:style-name="P2"><text:span text:style-name="T1">rectangular region.</text:span></text:p>
      <text:p text:style-name="P2"><text:span text:style-name="T1">Output Format:</text:span></text:p>
      <text:p text:style-name="P2"><text:span text:style-name="T1">Print the total amount he has to return to farmers to solve the conflict.</text:span></text:p>
      <text:p text:style-name="P2"><text:span text:style-name="T1">Constraints:</text:span></text:p>
      <text:p text:style-name="P2"><text:span text:style-name="T1">1<text:s/></text:span><text:span text:style-name="T2">≤</text:span><text:span text:style-name="T3"><text:s/>N<text:s/></text:span><text:span text:style-name="T4">≤</text:span><text:span text:style-name="T5"><text:s/>100</text:span></text:p>
      <text:p text:style-name="P2"><text:span text:style-name="T5">1<text:s/></text:span><text:span text:style-name="T6">≤</text:span><text:span text:style-name="T7"><text:s/>X1<text:s/></text:span><text:span text:style-name="T8">≤</text:span><text:span text:style-name="T9"><text:s/>X2<text:s/></text:span><text:span text:style-name="T10">≤</text:span><text:span text:style-name="T11"><text:s/>1000</text:span></text:p>
      <text:p text:style-name="P2"><text:span text:style-name="T11">1<text:s/></text:span><text:span text:style-name="T12">≤</text:span><text:span text:style-name="T13"><text:s/>Y1<text:s/></text:span><text:span text:style-name="T14">≤</text:span><text:span text:style-name="T15"><text:s/>Y2<text:s/></text:span><text:span text:style-name="T16">≤</text:span><text:span text:style-name="T17"><text:s/>1000</text:span></text:p>
      <text:p text:style-name="P2"><text:span text:style-name="T17">1<text:s/></text:span><text:span text:style-name="T18">≤</text:span><text:span text:style-name="T19"><text:s/>C<text:s/></text:span><text:span text:style-name="T20">≤</text:span><text:span text:style-name="T21"><text:s/>1000</text:span></text:p>
      <text:p text:style-name="P2"><text:span text:style-name="T21">Sample</text:span><text:span text:style-name="T22"><text:s/></text:span><text:span text:style-name="T23">Input</text:span></text:p>
      <text:p text:style-name="P2"><text:span text:style-name="T23">3</text:span></text:p>
      <text:p text:style-name="P2"><text:span text:style-name="T23">1</text:span><text:span text:style-name="T24"><text:s/></text:span><text:span text:style-name="T25">4</text:span><text:span text:style-name="T26"><text:s/></text:span><text:span text:style-name="T27">4</text:span><text:span text:style-name="T28"><text:s/></text:span><text:span text:style-name="T29">6</text:span><text:span text:style-name="T30"><text:s/></text:span><text:span text:style-name="T31">1</text:span></text:p>
      <text:p text:style-name="P2"><text:span text:style-name="T31">4</text:span><text:span text:style-name="T32"><text:s/></text:span><text:span text:style-name="T33">3</text:span><text:span text:style-name="T34"><text:s/></text:span><text:span text:style-name="T35">6</text:span><text:span text:style-name="T36"><text:s/></text:span><text:span text:style-name="T37">6</text:span><text:span text:style-name="T38"><text:s/></text:span><text:span text:style-name="T39">2</text:span></text:p>
      <text:p text:style-name="P2"><text:span text:style-name="T39">2</text:span><text:span text:style-name="T40"><text:s/></text:span><text:span text:style-name="T41">2</text:span><text:span text:style-name="T42"><text:s/></text:span><text:span text:style-name="T43">5</text:span><text:span text:style-name="T44"><text:s/></text:span><text:span text:style-name="T45">4</text:span><text:span text:style-name="T46"><text:s/></text:span><text:span text:style-name="T47">3</text:span></text:p>
      <text:p text:style-name="P2"><text:span text:style-name="T47">Sample</text:span><text:span text:style-name="T48"><text:s/></text:span><text:span text:style-name="T49">Output</text:span></text:p>
      <text:p text:style-name="P2"><text:span text:style-name="T49">35</text:span></text:p>
      <text:p text:style-name="P2"><text:span text:style-name="T49">ROLL NO:241801278</text:span></text:p>
      <text:p text:style-name="P2"><text:span text:style-name="T49">NAME: Sudiksha S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49"/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49"/></text:p>
      <text:p text:style-name="P2"><text:span text:style-name="T49">Q3)Microsoft</text:span><text:span text:style-name="T50"><text:s/></text:span><text:span text:style-name="T51">has</text:span><text:span text:style-name="T52"><text:s/></text:span><text:span text:style-name="T53">come</text:span><text:span text:style-name="T54"><text:s/></text:span><text:span text:style-name="T55">to</text:span><text:span text:style-name="T56"><text:s/></text:span><text:span text:style-name="T57">hire</text:span><text:span text:style-name="T58"><text:s/></text:span><text:span text:style-name="T59">interns</text:span><text:span text:style-name="T60"><text:s/></text:span><text:span text:style-name="T61">from</text:span><text:span text:style-name="T62"><text:s/></text:span><text:span text:style-name="T63">your</text:span><text:span text:style-name="T64"><text:s/></text:span><text:span text:style-name="T65">college</text:span><text:span text:style-name="T66">.<text:s/></text:span><text:span text:style-name="T67">N</text:span><text:span text:style-name="T68"><text:s/></text:span><text:span text:style-name="T69">students</text:span><text:span text:style-name="T70"><text:s/></text:span><text:span text:style-name="T71">got</text:span><text:span text:style-name="T72"><text:s/></text:span><text:span text:style-name="T73">shortlisted</text:span><text:span text:style-name="T74"><text:s/></text:span><text:span text:style-name="T75">out</text:span><text:span text:style-name="T76"><text:s/></text:span><text:span text:style-name="T77">of</text:span></text:p>
      <text:p text:style-name="P2"><text:span text:style-name="T77">which</text:span><text:span text:style-name="T78"><text:s/></text:span><text:span text:style-name="T79">few</text:span><text:span text:style-name="T80"><text:s/></text:span><text:span text:style-name="T81">were</text:span><text:span text:style-name="T82"><text:s/></text:span><text:span text:style-name="T83">males</text:span><text:span text:style-name="T84"><text:s/></text:span><text:span text:style-name="T85">and</text:span><text:span text:style-name="T86"><text:s/></text:span><text:span text:style-name="T87">a</text:span><text:span text:style-name="T88"><text:s/></text:span><text:span text:style-name="T89">few</text:span><text:span text:style-name="T90"><text:s/></text:span><text:span text:style-name="T91">females</text:span><text:span text:style-name="T92">.<text:s/></text:span><text:span text:style-name="T93">All</text:span><text:span text:style-name="T94"><text:s/></text:span><text:span text:style-name="T95">the</text:span><text:span text:style-name="T96"><text:s/></text:span><text:span text:style-name="T97">students</text:span><text:span text:style-name="T98"><text:s/></text:span><text:span text:style-name="T99">have</text:span><text:span text:style-name="T100"><text:s/></text:span><text:span text:style-name="T101">been</text:span><text:span text:style-name="T102"><text:s/></text:span><text:span text:style-name="T103">assigned</text:span><text:span text:style-name="T104"><text:s/></text:span><text:span text:style-name="T105">talent</text:span></text:p>
      <text:p text:style-name="P2"><text:span text:style-name="T105">levels</text:span><text:span text:style-name="T106">.<text:s/></text:span><text:span text:style-name="T107">Smaller</text:span><text:span text:style-name="T108"><text:s/></text:span><text:span text:style-name="T109">the</text:span><text:span text:style-name="T110"><text:s/></text:span><text:span text:style-name="T111">talent</text:span><text:span text:style-name="T112"><text:s/></text:span><text:span text:style-name="T113">level</text:span><text:span text:style-name="T114">,<text:s/></text:span><text:span text:style-name="T115">lesser</text:span><text:span text:style-name="T116"><text:s/></text:span><text:span text:style-name="T117">is</text:span><text:span text:style-name="T118"><text:s/></text:span><text:span text:style-name="T119">your</text:span><text:span text:style-name="T120"><text:s/></text:span><text:span text:style-name="T121">chance</text:span><text:span text:style-name="T122"><text:s/></text:span><text:span text:style-name="T123">to</text:span><text:span text:style-name="T124"><text:s/></text:span><text:span text:style-name="T125">be</text:span><text:span text:style-name="T126"><text:s/></text:span><text:span text:style-name="T127">selected</text:span><text:span text:style-name="T128">.<text:s/></text:span><text:span text:style-name="T129">Microsoft</text:span><text:span text:style-name="T130"><text:s/></text:span><text:span text:style-name="T131">wants</text:span><text:span text:style-name="T132"><text:s/></text:span><text:span text:style-name="T133">to</text:span></text:p>
      <text:p text:style-name="P2"><text:span text:style-name="T133">create</text:span><text:span text:style-name="T134"><text:s/></text:span><text:span text:style-name="T135">the</text:span><text:span text:style-name="T136"><text:s/></text:span><text:span text:style-name="T137">result</text:span><text:span text:style-name="T138"><text:s/></text:span><text:span text:style-name="T139">list</text:span><text:span text:style-name="T140"><text:s/></text:span><text:span text:style-name="T141">where</text:span><text:span text:style-name="T142"><text:s/></text:span><text:span text:style-name="T143">it</text:span><text:span text:style-name="T144"><text:s/></text:span><text:span text:style-name="T145">wants</text:span><text:span text:style-name="T146"><text:s/></text:span><text:span text:style-name="T147">the</text:span><text:span text:style-name="T148"><text:s/></text:span><text:span text:style-name="T149">candidates</text:span><text:span text:style-name="T150"><text:s/></text:span><text:span text:style-name="T151">sorted</text:span><text:span text:style-name="T152"><text:s/></text:span><text:span text:style-name="T153">according</text:span><text:span text:style-name="T154"><text:s/></text:span><text:span text:style-name="T155">to</text:span><text:span text:style-name="T156"><text:s/></text:span><text:span text:style-name="T157">their</text:span><text:span text:style-name="T158"><text:s/></text:span><text:span text:style-name="T159">talent</text:span><text:span text:style-name="T160"><text:s/></text:span><text:span text:style-name="T161">levels</text:span><text:span text:style-name="T162">,</text:span><text:span text:style-name="T163"/></text:p>
      <text:p text:style-name="P2"><text:span text:style-name="T163">but</text:span><text:span text:style-name="T164"><text:s/></text:span><text:span text:style-name="T165">there</text:span><text:span text:style-name="T166"><text:s/></text:span><text:span text:style-name="T167">is</text:span><text:span text:style-name="T168"><text:s/></text:span><text:span text:style-name="T169">a</text:span><text:span text:style-name="T170"><text:s/></text:span><text:span text:style-name="T171">catch</text:span><text:span text:style-name="T172">.<text:s/></text:span><text:span text:style-name="T173">This</text:span><text:span text:style-name="T174"><text:s/></text:span><text:span text:style-name="T175">time</text:span><text:span text:style-name="T176"><text:s/></text:span><text:span text:style-name="T177">Microsoft</text:span><text:span text:style-name="T178"><text:s/></text:span><text:span text:style-name="T179">wants</text:span><text:span text:style-name="T180"><text:s/></text:span><text:span text:style-name="T181">to</text:span><text:span text:style-name="T182"><text:s/></text:span><text:span text:style-name="T183">hire</text:span><text:span text:style-name="T184"><text:s/></text:span><text:span text:style-name="T185">female</text:span><text:span text:style-name="T186"><text:s/></text:span><text:span text:style-name="T187">candidates</text:span><text:span text:style-name="T188"><text:s/></text:span><text:span text:style-name="T189">first</text:span><text:span text:style-name="T190"><text:s/></text:span><text:span text:style-name="T191">and</text:span><text:span text:style-name="T192"><text:s/></text:span><text:span text:style-name="T193">then</text:span><text:span text:style-name="T194"><text:s/></text:span><text:span text:style-name="T195">male</text:span></text:p>
      <text:p text:style-name="P2"><text:span text:style-name="T195">candidates</text:span><text:span text:style-name="T196">.<text:s/></text:span><text:span text:style-name="T197">The</text:span><text:span text:style-name="T198"><text:s/></text:span><text:span text:style-name="T199">task</text:span><text:span text:style-name="T200"><text:s/></text:span><text:span text:style-name="T201">is</text:span><text:span text:style-name="T202"><text:s/></text:span><text:span text:style-name="T203">to</text:span><text:span text:style-name="T204"><text:s/></text:span><text:span text:style-name="T205">create</text:span><text:span text:style-name="T206"><text:s/></text:span><text:span text:style-name="T207">a</text:span><text:span text:style-name="T208"><text:s/></text:span><text:span text:style-name="T209">list</text:span><text:span text:style-name="T210"><text:s/></text:span><text:span text:style-name="T211">where</text:span><text:span text:style-name="T212"><text:s/></text:span><text:span text:style-name="T213">first</text:span><text:span text:style-name="T214"><text:s/></text:span><text:span text:style-name="T215">all</text:span><text:span text:style-name="T216">-</text:span><text:span text:style-name="T217">female</text:span><text:span text:style-name="T218"><text:s/></text:span><text:span text:style-name="T219">candidates</text:span><text:span text:style-name="T220"><text:s/></text:span><text:span text:style-name="T221">are</text:span><text:span text:style-name="T222"><text:s/></text:span><text:span text:style-name="T223">sorted</text:span><text:span text:style-name="T224"><text:s/></text:span><text:span text:style-name="T225">in</text:span><text:span text:style-name="T226"><text:s/></text:span><text:span text:style-name="T227">a</text:span></text:p>
      <text:p text:style-name="P2"><text:span text:style-name="T227">descending</text:span><text:span text:style-name="T228"><text:s/></text:span><text:span text:style-name="T229">order</text:span><text:span text:style-name="T230"><text:s/></text:span><text:span text:style-name="T231">and</text:span><text:span text:style-name="T232"><text:s/></text:span><text:span text:style-name="T233">then</text:span><text:span text:style-name="T234"><text:s/></text:span><text:span text:style-name="T235">male</text:span><text:span text:style-name="T236"><text:s/></text:span><text:span text:style-name="T237">candidates</text:span><text:span text:style-name="T238"><text:s/></text:span><text:span text:style-name="T239">are</text:span><text:span text:style-name="T240"><text:s/></text:span><text:span text:style-name="T241">sorted</text:span><text:span text:style-name="T242"><text:s/></text:span><text:span text:style-name="T243">in</text:span><text:span text:style-name="T244"><text:s/></text:span><text:span text:style-name="T245">a</text:span><text:span text:style-name="T246"><text:s/></text:span><text:span text:style-name="T247">descending</text:span><text:span text:style-name="T248"><text:s/></text:span><text:span text:style-name="T249">order</text:span><text:span text:style-name="T250">.</text:span><text:span text:style-name="T251"/></text:p>
      <text:p text:style-name="P2"><text:span text:style-name="T251">Input</text:span><text:span text:style-name="T252"><text:s/></text:span><text:span text:style-name="T253">Format</text:span></text:p>
      <text:p text:style-name="P2"><text:span text:style-name="T253">The</text:span><text:span text:style-name="T254"><text:s/></text:span><text:span text:style-name="T255">first</text:span><text:span text:style-name="T256"><text:s/></text:span><text:span text:style-name="T257">line</text:span><text:span text:style-name="T258"><text:s/></text:span><text:span text:style-name="T259">contains</text:span><text:span text:style-name="T260"><text:s/></text:span><text:span text:style-name="T261">an</text:span><text:span text:style-name="T262"><text:s/></text:span><text:span text:style-name="T263">integer</text:span><text:span text:style-name="T264"><text:s/></text:span><text:span text:style-name="T265">N</text:span><text:span text:style-name="T266"><text:s/></text:span><text:span text:style-name="T267">denoting</text:span><text:span text:style-name="T268"><text:s/></text:span><text:span text:style-name="T269">the</text:span><text:span text:style-name="T270"><text:s/></text:span><text:span text:style-name="T271">number</text:span><text:span text:style-name="T272"><text:s/></text:span><text:span text:style-name="T273">of</text:span><text:span text:style-name="T274"><text:s/></text:span><text:span text:style-name="T275">students</text:span><text:span text:style-name="T276">.<text:s/></text:span><text:span text:style-name="T277">Next</text:span><text:span text:style-name="T278">,<text:s/></text:span><text:span text:style-name="T279">N</text:span><text:span text:style-name="T280"><text:s/></text:span><text:span text:style-name="T281">lines</text:span><text:span text:style-name="T282"><text:s/></text:span><text:span text:style-name="T283">contain</text:span></text:p>
      <text:p text:style-name="P2"><text:span text:style-name="T283">two</text:span><text:span text:style-name="T284"><text:s/></text:span><text:span text:style-name="T285">space</text:span><text:span text:style-name="T286">-</text:span><text:span text:style-name="T287">separated</text:span><text:span text:style-name="T288"><text:s/></text:span><text:span text:style-name="T289">integers</text:span><text:span text:style-name="T290">,<text:s/></text:span><text:span text:style-name="T291">ai</text:span><text:span text:style-name="T292"><text:s/></text:span><text:span text:style-name="T293">and</text:span><text:span text:style-name="T294"><text:s/></text:span><text:span text:style-name="T295">bi</text:span><text:span text:style-name="T296">.<text:s/></text:span><text:span text:style-name="T297">The</text:span><text:span text:style-name="T298"><text:s/></text:span><text:span text:style-name="T299">first</text:span><text:span text:style-name="T300"><text:s/></text:span><text:span text:style-name="T301">integer</text:span><text:span text:style-name="T302">,<text:s/></text:span><text:span text:style-name="T303">ai</text:span><text:span text:style-name="T304"><text:s/></text:span><text:span text:style-name="T305">will</text:span><text:span text:style-name="T306"><text:s/></text:span><text:span text:style-name="T307">be</text:span><text:span text:style-name="T308"><text:s/></text:span><text:span text:style-name="T309">either</text:span><text:span text:style-name="T310"><text:s/></text:span><text:span text:style-name="T311">1</text:span><text:span text:style-name="T312">(</text:span><text:span text:style-name="T313">for</text:span><text:span text:style-name="T314"><text:s/></text:span><text:span text:style-name="T315">a</text:span><text:span text:style-name="T316"><text:s/></text:span><text:span text:style-name="T317">male</text:span></text:p>
      <text:p text:style-name="P2"><text:span text:style-name="T317">candidate</text:span><text:span text:style-name="T318">)<text:s/></text:span><text:span text:style-name="T319">or</text:span><text:span text:style-name="T320"><text:s/></text:span><text:span text:style-name="T321">0</text:span><text:span text:style-name="T322">(</text:span><text:span text:style-name="T323">for</text:span><text:span text:style-name="T324"><text:s/></text:span><text:span text:style-name="T325">female</text:span><text:span text:style-name="T326"><text:s/></text:span><text:span text:style-name="T327">candidate</text:span><text:span text:style-name="T328">).<text:s/></text:span><text:span text:style-name="T329">The</text:span><text:span text:style-name="T330"><text:s/></text:span><text:span text:style-name="T331">second</text:span><text:span text:style-name="T332"><text:s/></text:span><text:span text:style-name="T333">integer</text:span><text:span text:style-name="T334">,<text:s/></text:span><text:span text:style-name="T335">bi</text:span><text:span text:style-name="T336"><text:s/></text:span><text:span text:style-name="T337">will</text:span><text:span text:style-name="T338"><text:s/></text:span><text:span text:style-name="T339">be</text:span><text:span text:style-name="T340"><text:s/></text:span><text:span text:style-name="T341">the</text:span><text:span text:style-name="T342"><text:s/></text:span><text:span text:style-name="T343">candidate's</text:span><text:span text:style-name="T344"><text:s/></text:span><text:span text:style-name="T345">talent</text:span></text:p>
      <text:p text:style-name="P2"><text:span text:style-name="T345">level</text:span><text:span text:style-name="T346">.</text:span><text:span text:style-name="T347"/></text:p>
      <text:p text:style-name="P2"><text:span text:style-name="T347">Constraints</text:span><text:span text:style-name="T348">:<text:s/></text:span><text:span text:style-name="T349">1</text:span><text:span text:style-name="T350"><text:s/>&lt;=<text:s/></text:span><text:span text:style-name="T351">N</text:span><text:span text:style-name="T352"><text:s/>&lt;=<text:s/></text:span><text:span text:style-name="T353">105</text:span><text:span text:style-name="T354">,<text:s/></text:span><text:span text:style-name="T355">0</text:span><text:span text:style-name="T356"><text:s/>&lt;=<text:s/></text:span><text:span text:style-name="T357">ai</text:span><text:span text:style-name="T358"><text:s/>&lt;=<text:s/></text:span><text:span text:style-name="T359">1</text:span><text:span text:style-name="T360">,<text:s/></text:span><text:span text:style-name="T361">1</text:span><text:span text:style-name="T362"><text:s/>&lt;=<text:s/></text:span><text:span text:style-name="T363">bi</text:span><text:span text:style-name="T364"><text:s/>&lt;=<text:s/></text:span><text:span text:style-name="T365">109</text:span></text:p>
      <text:p text:style-name="P2"><text:span text:style-name="T365">Output</text:span><text:span text:style-name="T366"><text:s/></text:span><text:span text:style-name="T367">Format</text:span></text:p>
      <text:p text:style-name="P2"><text:span text:style-name="T367">Output</text:span><text:span text:style-name="T368"><text:s/></text:span><text:span text:style-name="T369">space</text:span><text:span text:style-name="T370">-</text:span><text:span text:style-name="T371">separated</text:span><text:span text:style-name="T372"><text:s/></text:span><text:span text:style-name="T373">integers</text:span><text:span text:style-name="T374">,<text:s/></text:span><text:span text:style-name="T375">which</text:span><text:span text:style-name="T376"><text:s/></text:span><text:span text:style-name="T377">first</text:span><text:span text:style-name="T378"><text:s/></text:span><text:span text:style-name="T379">contains</text:span><text:span text:style-name="T380"><text:s/></text:span><text:span text:style-name="T381">the</text:span><text:span text:style-name="T382"><text:s/></text:span><text:span text:style-name="T383">talent</text:span><text:span text:style-name="T384"><text:s/></text:span><text:span text:style-name="T385">levels</text:span><text:span text:style-name="T386"><text:s/></text:span><text:span text:style-name="T387">of</text:span><text:span text:style-name="T388"><text:s/></text:span><text:span text:style-name="T389">all</text:span><text:span text:style-name="T390"><text:s/></text:span><text:span text:style-name="T391">female</text:span></text:p>
      <text:p text:style-name="P2"><text:span text:style-name="T391">candidates</text:span><text:span text:style-name="T392"><text:s/></text:span><text:span text:style-name="T393">sorted</text:span><text:span text:style-name="T394"><text:s/></text:span><text:span text:style-name="T395">in</text:span><text:span text:style-name="T396"><text:s/></text:span><text:span text:style-name="T397">descending</text:span><text:span text:style-name="T398"><text:s/></text:span><text:span text:style-name="T399">order</text:span><text:span text:style-name="T400"><text:s/></text:span><text:span text:style-name="T401">and</text:span><text:span text:style-name="T402"><text:s/></text:span><text:span text:style-name="T403">then</text:span><text:span text:style-name="T404"><text:s/></text:span><text:span text:style-name="T405">the</text:span><text:span text:style-name="T406"><text:s/></text:span><text:span text:style-name="T407">talent</text:span><text:span text:style-name="T408"><text:s/></text:span><text:span text:style-name="T409">levels</text:span><text:span text:style-name="T410"><text:s/></text:span><text:span text:style-name="T411">of</text:span><text:span text:style-name="T412"><text:s/></text:span><text:span text:style-name="T413">male</text:span><text:span text:style-name="T414"><text:s/></text:span><text:span text:style-name="T415">candidates</text:span><text:span text:style-name="T416"><text:s/></text:span><text:span text:style-name="T417">in</text:span></text:p>
      <text:p text:style-name="P2"><text:span text:style-name="T417">descending</text:span><text:span text:style-name="T418"><text:s/></text:span><text:span text:style-name="T419">order</text:span><text:span text:style-name="T420">.</text:span><text:span text:style-name="T421"/></text:p>
      <text:p text:style-name="P2"><text:span text:style-name="T421">Sample</text:span><text:span text:style-name="T422"><text:s/></text:span><text:span text:style-name="T423">Input</text:span></text:p>
      <text:p text:style-name="P2"><text:span text:style-name="T423">5</text:span></text:p>
      <text:p text:style-name="P2"><text:span text:style-name="T423">0</text:span><text:span text:style-name="T424"><text:s/></text:span><text:span text:style-name="T425">3</text:span></text:p>
      <text:p text:style-name="P2"><text:span text:style-name="T425">1</text:span><text:span text:style-name="T426"><text:s/></text:span><text:span text:style-name="T427">6</text:span></text:p>
      <text:p text:style-name="P2"><text:span text:style-name="T427">0</text:span><text:span text:style-name="T428"><text:s/></text:span><text:span text:style-name="T429">2</text:span></text:p>
      <text:p text:style-name="P2"><text:span text:style-name="T429">0</text:span><text:span text:style-name="T430"><text:s/></text:span><text:span text:style-name="T431">7</text:span></text:p>
      <text:p text:style-name="P2"><text:span text:style-name="T431">1</text:span><text:span text:style-name="T432"><text:s/></text:span><text:span text:style-name="T433">15</text:span></text:p>
      <text:p text:style-name="P2"><text:span text:style-name="T433">Sample</text:span><text:span text:style-name="T434"><text:s/></text:span><text:span text:style-name="T435">Output</text:span></text:p>
      <text:p text:style-name="P2"><text:span text:style-name="T435">7</text:span><text:span text:style-name="T436"><text:s/></text:span><text:span text:style-name="T437">3</text:span><text:span text:style-name="T438"><text:s/></text:span><text:span text:style-name="T439">2</text:span><text:span text:style-name="T440"><text:s/></text:span><text:span text:style-name="T441">15</text:span><text:span text:style-name="T442"><text:s/></text:span><text:span text:style-name="T443">6</text:span></text:p>
      <text:p text:style-name="P2"><text:span text:style-name="T443">ROLL NO:241801278</text:span></text:p>
      <text:p text:style-name="P2"><text:span text:style-name="T443">NAME:Sudiksha S</text:span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443"/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443"/></text:p>
      <text:p text:style-name="P2"><draw:frame text:anchor-type="as-char" svg:width="152.40mm" svg:height="85.73mm" style:rel-width="scale" style:rel-height="scale"><draw:object-ole xlink:href="OleObj7"/><draw:image xlink:href="ObjectReplacements/OleObj7"/></draw:frame><text:span text:style-name="T443"/></text:p>
      <text:p text:style-name="P2"><text:span text:style-name="T443"/></text:p>
      <text:p text:style-name="P2"><text:span text:style-name="T443"/></text:p>
      <text:p text:style-name="P2"><text:span text:style-name="T443"/></text:p>
      <text:p text:style-name="P2"><text:span text:style-name="T443"/></text:p>
      <text:p text:style-name="P2"><text:span text:style-name="T444"/></text:p>
      <text:p text:style-name="P2"><text:span text:style-name="T444"/></text:p>
      <text:p text:style-name="P3"><text:span text:style-name="T4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